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c386" officeooo:paragraph-rsid="0009c386"/>
    </style:style>
    <style:style style:name="P2" style:family="paragraph" style:parent-style-name="Standard">
      <style:text-properties officeooo:rsid="000a5202" officeooo:paragraph-rsid="000a5202"/>
    </style:style>
    <style:style style:name="P3" style:family="paragraph" style:parent-style-name="Standard">
      <style:text-properties officeooo:rsid="000a87d7" officeooo:paragraph-rsid="000a87d7"/>
    </style:style>
    <style:style style:name="P4" style:family="paragraph" style:parent-style-name="Standard">
      <style:text-properties officeooo:rsid="000c6133" officeooo:paragraph-rsid="000c6133"/>
    </style:style>
    <style:style style:name="P5" style:family="paragraph" style:parent-style-name="Standard">
      <style:text-properties officeooo:paragraph-rsid="000c6133"/>
    </style:style>
    <style:style style:name="P6" style:family="paragraph" style:parent-style-name="Standard">
      <style:text-properties officeooo:rsid="000eacc9" officeooo:paragraph-rsid="000eacc9"/>
    </style:style>
    <style:style style:name="P7" style:family="paragraph" style:parent-style-name="Standard">
      <style:text-properties officeooo:rsid="000fdcf0" officeooo:paragraph-rsid="000fdcf0"/>
    </style:style>
    <style:style style:name="P8" style:family="paragraph" style:parent-style-name="Text_20_body">
      <style:paragraph-properties fo:margin-top="0cm" fo:margin-bottom="0cm" loext:contextual-spacing="false"/>
    </style:style>
    <style:style style:name="P9" style:family="paragraph" style:parent-style-name="Heading_20_5">
      <style:text-properties officeooo:rsid="0019fbe4" officeooo:paragraph-rsid="0019fbe4"/>
    </style:style>
    <style:style style:name="P10" style:family="paragraph" style:parent-style-name="Standard">
      <style:text-properties officeooo:rsid="00129a6e" officeooo:paragraph-rsid="00129a6e"/>
    </style:style>
    <style:style style:name="P11" style:family="paragraph" style:parent-style-name="Standard">
      <style:text-properties officeooo:rsid="00131a86" officeooo:paragraph-rsid="00131a86"/>
    </style:style>
    <style:style style:name="P12" style:family="paragraph" style:parent-style-name="Standard">
      <style:text-properties officeooo:rsid="001513a3" officeooo:paragraph-rsid="001513a3"/>
    </style:style>
    <style:style style:name="P13" style:family="paragraph" style:parent-style-name="Standard">
      <style:text-properties officeooo:rsid="001565c4" officeooo:paragraph-rsid="001565c4"/>
    </style:style>
    <style:style style:name="P14" style:family="paragraph" style:parent-style-name="Standard">
      <style:text-properties officeooo:rsid="0015a8bf" officeooo:paragraph-rsid="0015a8bf"/>
    </style:style>
    <style:style style:name="P15" style:family="paragraph" style:parent-style-name="Standard">
      <style:text-properties officeooo:rsid="0016c862" officeooo:paragraph-rsid="0016c862"/>
    </style:style>
    <style:style style:name="P16" style:family="paragraph" style:parent-style-name="Standard">
      <style:text-properties officeooo:rsid="0019fbe4" officeooo:paragraph-rsid="0019fbe4"/>
    </style:style>
    <style:style style:name="T1" style:family="text">
      <style:text-properties officeooo:rsid="000c6133"/>
    </style:style>
    <style:style style:name="T2" style:family="text">
      <style:text-properties officeooo:rsid="000de96b"/>
    </style:style>
    <style:style style:name="T3" style:family="text">
      <style:text-properties officeooo:rsid="00110d16"/>
    </style:style>
    <style:style style:name="T4" style:family="text">
      <style:text-properties officeooo:rsid="00148ae0"/>
    </style:style>
    <style:style style:name="T5" style:family="text">
      <style:text-properties officeooo:rsid="0016adfb"/>
    </style:style>
    <style:style style:name="T6" style:family="text">
      <style:text-properties officeooo:rsid="0018c1a7"/>
    </style:style>
    <style:style style:name="T7" style:family="text">
      <style:text-properties officeooo:rsid="001bdf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 decidim.</text:p>
      <text:p text:style-name="P1">You can either log in as a <text:span text:style-name="Strong_20_Emphasis">regular user</text:span> (with username "<text:span text:style-name="Strong_20_Emphasis">user@example.org</text:span>" and password "<text:span text:style-name="Strong_20_Emphasis">decidim123456</text:span>") or you can login and explore as and <text:span text:style-name="Strong_20_Emphasis">Admin</text:span> (username "<text:span text:style-name="Strong_20_Emphasis">admin@example.org</text:span>" and password "<text:span text:style-name="Strong_20_Emphasis">decidim123456</text:span>").</text:p>
      <text:p text:style-name="P1"/>
      <text:p text:style-name="P2">Sign Up screen. Negative login</text:p>
      <text:p text:style-name="P2"/>
      <text:p text:style-name="P2">The fiels doesn't have on-line help to inform about what you have to enter. It will be good to restric user name to only alphabetic characters so far it allows to register with any character and display it as a help message</text:p>
      <text:p text:style-name="P2">New password field does not accept some passwords but it doesn tell you why it does not accept those passwords.</text:p>
      <text:p text:style-name="P2">A 1234 password it's not accepted</text:p>
      <text:p text:style-name="P2">When there is an error the password fields are not update and you have to enter them again</text:p>
      <text:p text:style-name="P3">It could help to have a more obvious message to let you know that you have to chek the accptance agreement.</text:p>
      <text:p text:style-name="P3"/>
      <text:p text:style-name="P4">HOME PAGE</text:p>
      <text:p text:style-name="P5"><text:span text:style-name="T1">In the «How do I take part in a process? <text:s/>The icons and text for </text:span>Meetings, Debates, Proposals</text:p>
      <text:p text:style-name="P5"><text:s/><text:span text:style-name="T2">should be links to the areas. The «more information» BUTTON just forwards to a General FAQ page where it's not clear where you can find the information.</text:span></text:p>
      <text:p text:style-name="P5"/>
      <text:p text:style-name="P6">PROFILE MENU:</text:p>
      <text:p text:style-name="P6">Once the dashboard option is selected you can not go back to the profile menú</text:p>
      <text:p text:style-name="P6"/>
      <text:p text:style-name="P6"/>
      <text:p text:style-name="P7">MY ACCOUNT</text:p>
      <text:p text:style-name="P7">personal url <text:span text:style-name="T3">some</text:span> URLs</text:p>
      <text:p text:style-name="P7"/>
      <text:p text:style-name="P7">When you try to change <text:s/>the personal URL it asks for a new password. <text:span text:style-name="T3">Error.</text:span></text:p>
      <text:p text:style-name="P10">Screenshots</text:p>
      <text:p text:style-name="P11">The password text field should indicate what kind of password should you enter. <text:span text:style-name="T4">So far it only change colors</text:span></text:p>
      <text:p text:style-name="P11"/>
      <text:p text:style-name="P12">UPLOAD YOUR IDENTITY DOCUMENT.</text:p>
      <text:p text:style-name="P12">Do not explain which format the document must have. Number SPACE letter etc. <text:span text:style-name="T5">Only when you click on the request verificaton BUTTON it gives you some help information telling that all must be cap letters and numbers</text:span></text:p>
      <text:p text:style-name="P13">The field does not verify that the format is correct</text:p>
      <text:p text:style-name="P14">When you click on the rerquest verification button it looses the uploaded image</text:p>
      <text:p text:style-name="P14"/>
      <text:p text:style-name="P15">CODE BY POSTAL LLETTER</text:p>
      <text:p text:style-name="P15">Doesn't inform the user about the address format, <text:span text:style-name="T6">doesn't show you the address once it has been send dosn't offer you the chance to edit the address</text:span></text:p>
      <text:p text:style-name="P15"/>
      <text:p text:style-name="P16">EXAMPLE AUTHORIZATION.</text:p>
      <text:p text:style-name="P16">Doesn<text:span text:style-name="T7">'T</text:span> explain what it is. <text:s/><text:span text:style-name="T7">Has to explain what input needs for the document</text:span></text:p>
      <text:p text:style-name="P16"/>
      <text:p text:style-name="P16">You've been successfully authorized.</text:p>
      <text:h text:style-name="P9" text:outline-level="5">Example authorization </text:h>
      <text:p text:style-name="P8">Granted at March 30, 2018 18:24 Expires at March 30, 2018 19:24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8:44:43.822860000</meta:creation-date>
    <dc:date>2018-03-30T20:25:29.074588000</dc:date>
    <meta:editing-duration>PT5H40M12S</meta:editing-duration>
    <meta:editing-cycles>14</meta:editing-cycles>
    <meta:generator>LibreOffice/4.3.4.1$MacOSX_x86 LibreOffice_project/bc356b2f991740509f321d70e4512a6a54c5f243</meta:generator>
    <meta:document-statistic meta:table-count="0" meta:image-count="0" meta:object-count="0" meta:page-count="1" meta:paragraph-count="29" meta:word-count="377" meta:character-count="2153" meta:non-whitespace-character-count="1799"/>
  </office:meta>
</office:document-meta>
</file>